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949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9497" officeooo:paragraph-rsid="0029949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c102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1024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35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36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8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102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f10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f101" officeooo:paragraph-rsid="002cf10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d6a8c" officeooo:paragraph-rsid="002d6a8c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2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3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4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5" style:family="text">
      <style:text-properties officeooo:rsid="001e8531"/>
    </style:style>
    <style:style style:name="T16" style:family="text">
      <style:text-properties officeooo:rsid="00210cf8"/>
    </style:style>
    <style:style style:name="T17" style:family="text">
      <style:text-properties fo:color="#00a933" officeooo:rsid="00224927"/>
    </style:style>
    <style:style style:name="T18" style:family="text">
      <style:text-properties fo:color="#00a933" officeooo:rsid="0025884b"/>
    </style:style>
    <style:style style:name="T19" style:family="text">
      <style:text-properties fo:color="#00a933" officeooo:rsid="00293c10"/>
    </style:style>
    <style:style style:name="T20" style:family="text">
      <style:text-properties fo:color="#00a933" officeooo:rsid="002bbd07"/>
    </style:style>
    <style:style style:name="T21" style:family="text">
      <style:text-properties fo:color="#00a933" officeooo:rsid="002c1024"/>
    </style:style>
    <style:style style:name="T22" style:family="text">
      <style:text-properties fo:color="#00a933" officeooo:rsid="002dafe7"/>
    </style:style>
    <style:style style:name="T23" style:family="text">
      <style:text-properties officeooo:rsid="00224927"/>
    </style:style>
    <style:style style:name="T24" style:family="text">
      <style:text-properties officeooo:rsid="0022f273"/>
    </style:style>
    <style:style style:name="T25" style:family="text">
      <style:text-properties officeooo:rsid="0023f6b5"/>
    </style:style>
    <style:style style:name="T26" style:family="text">
      <style:text-properties officeooo:rsid="0025884b"/>
    </style:style>
    <style:style style:name="T27" style:family="text">
      <style:text-properties officeooo:rsid="00266de9"/>
    </style:style>
    <style:style style:name="T28" style:family="text">
      <style:text-properties officeooo:rsid="00285706"/>
    </style:style>
    <style:style style:name="T29" style:family="text">
      <style:text-properties officeooo:rsid="00286317"/>
    </style:style>
    <style:style style:name="T30" style:family="text">
      <style:text-properties officeooo:rsid="00293c10"/>
    </style:style>
    <style:style style:name="T31" style:family="text">
      <style:text-properties officeooo:rsid="00299497"/>
    </style:style>
    <style:style style:name="T32" style:family="text">
      <style:text-properties officeooo:rsid="002bbd07"/>
    </style:style>
    <style:style style:name="T33" style:family="text">
      <style:text-properties officeooo:rsid="002c1024"/>
    </style:style>
    <style:style style:name="T34" style:family="text">
      <style:text-properties officeooo:rsid="002cf101"/>
    </style:style>
    <style:style style:name="T35" style:family="text">
      <style:text-properties officeooo:rsid="002da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2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3">Check</text:span></text:p>
      <text:p text:style-name="P10">- Advérbios de Frequência →<text:span text:style-name="T23"> </text:span><text:span text:style-name="T17">Check</text:span></text:p>
      <text:p text:style-name="P10">- Comparativo e Superlativo →<text:span text:style-name="T26"> </text:span><text:span text:style-name="T18">Check</text:span></text:p>
      <text:p text:style-name="P3"><text:span text:style-name="T7">- ‘</text:span><text:span text:style-name="T2">To be going to’ – frases básicas →</text:span><text:span text:style-name="T6"> </text:span><text:span text:style-name="T14">Check</text:span></text:p>
      <text:p text:style-name="P10">- Quantificadores: ‘How much’, ‘how many’ e ‘very’ →<text:span text:style-name="T30"> </text:span><text:span text:style-name="T19">Check</text:span></text:p>
      <text:p text:style-name="P10">- Substantivos Incontáveis mais Comuns →<text:span text:style-name="T32"> </text:span><text:span text:style-name="T20">Check</text:span></text:p>
      <text:p text:style-name="P10">- Pedidos: ‘I’d like’ →<text:span text:style-name="T33"> </text:span><text:span text:style-name="T21">Check</text:span></text:p>
      <text:p text:style-name="P10">- Imperativos: Positivos e Negativos →<text:span text:style-name="T35"> </text:span><text:span text:style-name="T22">Check</text:span>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31">- Possessivos</text:p>
      <text:p text:style-name="P31">- Preposições mais Comuns</text:p>
      <text:p text:style-name="P31">- Preposições de Lugar, incluindo in/on/at</text:p>
      <text:p text:style-name="P31">- Preposições de Tempo, incluindo in/on/at (simples)</text:p>
      <text:p text:style-name="P31">- Presente Contínuo</text:p>
      <text:p text:style-name="P31">- Presente Simples</text:p>
      <text:p text:style-name="P31">- Pronomes Pessoais</text:p>
      <text:p text:style-name="P31">- Perguntas</text:p>
      <text:p text:style-name="P31">- There is/are</text:p>
      <text:p text:style-name="P31">- Verbo to be, incluindo frases interrogativas e negativas</text:p>
      <text:p text:style-name="P31">- Verbo + Gerúndio ‘ing’: like/hate/love<text:tab/></text:p>
      <text:p text:style-name="P31"/>
      <text:p text:style-name="P36">A2 – Básico</text:p>
      <text:p text:style-name="P36"/>
      <text:p text:style-name="P32">- Adjetivos – na forma comparativa utilizando ‘than’ e artigos - definidos</text:p>
      <text:p text:style-name="P34">- Adjetivos – na forma superlativa utilizando artigos definidos</text:p>
      <text:p text:style-name="P34">- Frases Adverbiais de Tempo, Lugar e Frequência</text:p>
      <text:p text:style-name="P34">- Advérbios de Frequência</text:p>
      <text:p text:style-name="P34">- Artigos – com substantivos contáveis e incontáveis</text:p>
      <text:p text:style-name="P34">- Contáveis e Incontáveis: ’much’ e ‘many’</text:p>
      <text:p text:style-name="P34">- Tempo Futuro: ‘will’ e ‘going to’</text:p>
      <text:p text:style-name="P34">- Gerúndios</text:p>
      <text:p text:style-name="P34">- Imperativos</text:p>
      <text:p text:style-name="P34"><text:soft-page-break/>- Modais – ‘can’ e ‘could’</text:p>
      <text:p text:style-name="P34">- Modais – ‘have to’</text:p>
      <text:p text:style-name="P34">- Modais – ‘should’</text:p>
      <text:p text:style-name="P34">- Passado Contínuo</text:p>
      <text:p text:style-name="P34">- Passado Simples</text:p>
      <text:p text:style-name="P34">- Phrasal Verbs mais Comuns</text:p>
      <text:p text:style-name="P34">- Possessivos – uso de ‘s, s’</text:p>
      <text:p text:style-name="P34">- Frases Preposicionais – lugar, tempo e movimento</text:p>
      <text:p text:style-name="P34">- Preposições de Tempo: on/in/at</text:p>
      <text:p text:style-name="P34">- Presente Contínuo</text:p>
      <text:p text:style-name="P34">- Presente Contínuo para falar de Futuro</text:p>
      <text:p text:style-name="P34">- Presente Perfeito</text:p>
      <text:p text:style-name="P34">- Frases Interrogativas</text:p>
      <text:p text:style-name="P34">- Verbo + Gerúndio -ing / Infinitivo: ‘like’, ’want’ – ‘would like’</text:p>
      <text:p text:style-name="P34">- Wh-questions no Passado</text:p>
      <text:p text:style-name="P34">- Condicional Zero</text:p>
      <text:p text:style-name="P34">- Primeira Condicional</text:p>
      <text:p text:style-name="P36"/>
      <text:p text:style-name="P37">B1 – Intermediário</text:p>
      <text:p text:style-name="P37"/>
      <text:p text:style-name="P33">- Advérbios</text:p>
      <text:p text:style-name="P34">- Gama maior de Intensificadores – ‘too’, ‘enough’ e outros</text:p>
      <text:p text:style-name="P34">- Comparativos e Superlativos – completo</text:p>
      <text:p text:style-name="P34">- Tag Questions Complexas</text:p>
      <text:p text:style-name="P34">- Segunda Condicional</text:p>
      <text:p text:style-name="P34">- Terceira Condicional</text:p>
      <text:p text:style-name="P34">- Conectivos – expressões e palavras de causa e efeito, contraste -etc.</text:p>
      <text:p text:style-name="P34">- Futuro Contínuo</text:p>
      <text:p text:style-name="P34">- Modais – ‘must’, ‘can’t’ dedução</text:p>
      <text:p text:style-name="P34">- Modais – ‘might’, ‘may’, ‘will’, ‘probably’</text:p>
      <text:p text:style-name="P34">- Modais – ‘should have’, ‘might have’, etc.</text:p>
      <text:p text:style-name="P34">- Modais: ‘must’, ‘have to’</text:p>
      <text:p text:style-name="P34"><text:span text:style-name="T15">- </text:span>Passado Contínuo</text:p>
      <text:p text:style-name="P34">- Passado Perfeito</text:p>
      <text:p text:style-name="P34">- Passado Simples</text:p>
      <text:p text:style-name="P34">- Termos no Tempo Passado</text:p>
      <text:p text:style-name="P34">- Phrasal Verbs, extendido</text:p>
      <text:p text:style-name="P34">- Presente Perfeito Contínuo</text:p>
      <text:p text:style-name="P34">- Presente Perfeito / Passado Simples – diferenças</text:p>
      <text:p text:style-name="P34"><text:soft-page-break/>- Reported Speech ou Discurso Reportado (em uma ampla gama de tempos verbais)</text:p>
      <text:p text:style-name="P34">- Voz Passiva Simples</text:p>
      <text:p text:style-name="P34">- Wh- Questions no Passado</text:p>
      <text:p text:style-name="P34">- Previsões – ‘will’ e ‘going to’ (simples)</text:p>
      <text:p text:style-name="P33"/>
      <text:p text:style-name="P35"/>
      <text:p text:style-name="P37">B2 – Pós-intermediário</text:p>
      <text:p text:style-name="P37"/>
      <text:p text:style-name="P33">- Adjetivos e Advérbios</text:p>
      <text:p text:style-name="P34">- Futuro Contínuo</text:p>
      <text:p text:style-name="P34">- Futuro Perfeito</text:p>
      <text:p text:style-name="P34">- Futuro Perfeito Contínuo</text:p>
      <text:p text:style-name="P34">- Condicionais Mistas</text:p>
      <text:p text:style-name="P34">- Modais – ‘can’t have’, ‘needn’t have’</text:p>
      <text:p text:style-name="P34">- Modais de dedução e especulação</text:p>
      <text:p text:style-name="P34">- Tempos Verbais de Narrativa</text:p>
      <text:p text:style-name="P34">- Voz Passiva</text:p>
      <text:p text:style-name="P34">- Passado Perfeito</text:p>
      <text:p text:style-name="P34">- Passado Perfeito Contínuo</text:p>
      <text:p text:style-name="P34">- Phrasal Verbs, extendido</text:p>
      <text:p text:style-name="P34">- Relative Clauses</text:p>
      <text:p text:style-name="P34">- Reported Speech ou Discurso Reportado</text:p>
      <text:p text:style-name="P34">- Previsões – ‘will’ e ‘going to’</text:p>
      <text:p text:style-name="P34">- Desejos</text:p>
      <text:p text:style-name="P34">- Would para expresser hábitos no Passado</text:p>
      <text:p text:style-name="P33"/>
      <text:p text:style-name="P33"/>
      <text:p text:style-name="P38">C1 – Avançado</text:p>
      <text:p text:style-name="P38"/>
      <text:p text:style-name="P33">- Formas de Futuro (revisão)</text:p>
      <text:p text:style-name="P34">- Inversão com Adverbiais Negativos</text:p>
      <text:p text:style-name="P34">- Condicionais Mistas – nas formas passado, presente e futuro</text:p>
      <text:p text:style-name="P34">- Modais no Passado</text:p>
      <text:p text:style-name="P34">- Tempos Verbais de Narrativa – para experiência, incluindo voz passiva</text:p>
      <text:p text:style-name="P34">- Todas as formas de Voz Passiva</text:p>
      <text:p text:style-name="P34">- Phrasal verbs, especialmente separação</text:p>
      <text:p text:style-name="P34">- Arrependimentos – ‘Wish’/ ‘if only’</text:p>
      <text:p text:style-name="P33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8">Adjetivos Comuns</text:span></text:p>
      <text:p text:style-name="P11"/>
      <text:p text:style-name="P8"><text:span text:style-name="T8">→</text:span><text:span text:style-name="T9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8">- </text:span><text:span text:style-name="T10">Adjetivos</text:span><text:span text:style-name="T8"> Demonstrativos</text:span></text:p>
      <text:p text:style-name="P12"/>
      <text:p text:style-name="P9"><text:span text:style-name="T8">→ </text:span><text:span text:style-name="T11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6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4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5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27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28">have</text:span> on vacation <text:span text:style-name="T28">in july</text:span>?.</text:p>
      <text:p text:style-name="P22"/>
      <text:p text:style-name="P22"/>
      <text:p text:style-name="P23">- Quantificadores: ‘How much’, ‘how many’ e ‘very’</text:p>
      <text:p text:style-name="P23"/>
      <text:p text:style-name="P23">→<text:span text:style-name="T29"> É usado para dar ideia de quantidade.</text:span></text:p>
      <text:p text:style-name="P23"/>
      <text:p text:style-name="P24">Diferenças:</text:p>
      <text:p text:style-name="P24"/>
      <text:p text:style-name="P24">- How much: Usado para perguntas, para coisas incontáveis e valores. </text:p>
      <text:p text:style-name="P24"/>
      <text:p text:style-name="P24">- How many: Usado para perguntas e para coisas que pode ser contadas.</text:p>
      <text:p text:style-name="P24"/>
      <text:p text:style-name="P24">- Very: <text:span text:style-name="T30">Usado para intensificar algo.</text:span></text:p>
      <text:p text:style-name="P25"><text:soft-page-break/>Aplicações em frase: </text:p>
      <text:p text:style-name="P25"/>
      <text:p text:style-name="P25">1. How many shoes do you have?</text:p>
      <text:p text:style-name="P25">2. How much is this shirt?</text:p>
      <text:p text:style-name="P25">3. How much food do you give your dog?</text:p>
      <text:p text:style-name="P25">4. I’m very happy</text:p>
      <text:p text:style-name="P25"/>
      <text:p text:style-name="P25"/>
      <text:p text:style-name="P26">- Substantivos Incontáveis mais Comuns</text:p>
      <text:p text:style-name="P26"/>
      <text:p text:style-name="P26">→<text:span text:style-name="T31"> Uncoutable nouns são chamados assim, porque eles não podem ser contados e nem usados no plural, também não pode ser usado o “a” ou o “an” antes desses substantivos. </text:span></text:p>
      <text:p text:style-name="P26"/>
      <text:p text:style-name="P27">Ex.: Food, steel, love, pride, work, sleep, life, death, fun, etc.</text:p>
      <text:p text:style-name="P26"/>
      <text:p text:style-name="P27">A forma de expressar quantidade com esses termos é utilizando certas expressões: </text:p>
      <text:p text:style-name="P27"/>
      <text:p text:style-name="P27">~ A piece of</text:p>
      <text:p text:style-name="P27">~ Pieces of</text:p>
      <text:p text:style-name="P27">~ A bit of</text:p>
      <text:p text:style-name="P27">~ A few</text:p>
      <text:p text:style-name="P27">~ Some</text:p>
      <text:p text:style-name="P27"/>
      <text:p text:style-name="P28">Aplicação em frase:</text:p>
      <text:p text:style-name="P28"/>
      <text:p text:style-name="P28">1. He has a lot of homework.</text:p>
      <text:p text:style-name="P28">2. She had a bit of knowledge about the subject.</text:p>
      <text:p text:style-name="P28">3. The factory had a few machinery to be fixed.</text:p>
      <text:p text:style-name="P28"/>
      <text:p text:style-name="P28"/>
      <text:p text:style-name="P29">- <text:s/>I’d like</text:p>
      <text:p text:style-name="P29"/>
      <text:p text:style-name="P29">→<text:span text:style-name="T33"> É usado para fazer perguntas, “eu gostaria…”. I’d like = I would like.</text:span></text:p>
      <text:p text:style-name="P29"/>
      <text:p text:style-name="P30">Aplicação em frase: </text:p>
      <text:p text:style-name="P30"/>
      <text:p text:style-name="P30">1. I would like some coffee, please.</text:p>
      <text:p text:style-name="P30">2. He would like to go to the beach.</text:p>
      <text:p text:style-name="P30">3. I’d like to play basketball.</text:p>
      <text:p text:style-name="P30"/>
      <text:p text:style-name="P30"/>
      <text:p text:style-name="P40"/>
      <text:p text:style-name="P40"><text:soft-page-break/>- Imperativos: Positivos e Negativos</text:p>
      <text:p text:style-name="P40"/>
      <text:p text:style-name="P40">→<text:span text:style-name="T34"> É usado para dar uma ordem, basta escrever o verbo sem o “to”, se for necessário dar mais ênfase coloca-se o “do” no começo da frase, na forma negativa junta-se o “do” mais o “not”, “don’t”.</text:span></text:p>
      <text:p text:style-name="P40"/>
      <text:p text:style-name="P41">Aplicação em frase:</text:p>
      <text:p text:style-name="P41"/>
      <text:p text:style-name="P41">1. Listen me now.</text:p>
      <text:p text:style-name="P41">2. Do go now.</text:p>
      <text:p text:style-name="P41">3. Don’t ask me anything.</text:p>
      <text:p text:style-name="P42">4. Don’t eat this cak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9T14:41:14.262689115</dc:date>
    <meta:editing-duration>PT42M3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7" meta:paragraph-count="181" meta:word-count="1110" meta:character-count="6412" meta:non-whitespace-character-count="5444"/>
  </office:meta>
</office:document-meta>
</file>